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988cm" fo:min-width="0.738cm"/>
      <style:paragraph-properties style:writing-mode="lr-tb"/>
    </style:style>
    <style:style style:name="gr2" style:family="graphic" style:parent-style-name="objectwithoutfill">
      <style:graphic-properties draw:marker-end="Arrowheads_20_3" draw:marker-end-width="0.3cm" draw:fill="none" draw:textarea-vertical-align="middle"/>
    </style:style>
    <style:style style:name="gr3" style:family="graphic" style:parent-style-name="objectwithoutfill">
      <style:graphic-properties draw:marker-end="Arrowheads_20_4" draw:marker-end-width="0.3cm" draw:fill="none" draw:textarea-vertical-align="middle"/>
    </style:style>
    <style:style style:name="gr4" style:family="graphic" style:parent-style-name="objectwithoutfill">
      <style:graphic-properties draw:marker-end="Arrowheads_20_5" draw:marker-end-width="0.3cm" draw:fill="none" draw:textarea-vertical-align="middle"/>
    </style:style>
    <style:style style:name="gr5" style:family="graphic" style:parent-style-name="objectwithoutfill">
      <style:graphic-properties draw:marker-end="Arrowheads_20_7" draw:marker-end-width="0.3cm" draw:fill="none" draw:textarea-vertical-align="middle"/>
    </style:style>
    <style:style style:name="gr6" style:family="graphic" style:parent-style-name="objectwithoutfill">
      <style:graphic-properties draw:marker-end="Arrowheads_20_9" draw:marker-end-width="0.3cm" draw:fill="none" draw:textarea-vertical-align="middle"/>
    </style:style>
    <style:style style:name="gr7" style:family="graphic" style:parent-style-name="objectwithoutfill">
      <style:graphic-properties draw:marker-end="Arrowheads_20_10" draw:marker-end-width="0.3cm" draw:fill="none" draw:textarea-vertical-align="middle"/>
    </style:style>
    <style:style style:name="gr8" style:family="graphic" style:parent-style-name="objectwithoutfill">
      <style:graphic-properties draw:marker-end="Arrowheads_20_11" draw:marker-end-width="0.3cm" draw:fill="none" draw:textarea-vertical-align="middle"/>
    </style:style>
    <style:style style:name="gr9" style:family="graphic" style:parent-style-name="objectwithoutfill">
      <style:graphic-properties draw:marker-end="Arrowheads_20_13" draw:marker-end-width="0.3cm" draw:fill="none" draw:textarea-vertical-align="middle"/>
    </style:style>
    <style:style style:name="gr10" style:family="graphic" style:parent-style-name="objectwithoutfill">
      <style:graphic-properties draw:marker-end="Arrowheads_20_14" draw:marker-end-width="0.3cm" draw:fill="none" draw:textarea-vertical-align="middle"/>
    </style:style>
    <style:style style:name="gr11" style:family="graphic" style:parent-style-name="objectwithoutfill">
      <style:graphic-properties draw:marker-end="Arrowheads_20_18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75cm" svg:height="1.75cm" svg:x="11.5cm" svg:y="7.75cm">
          <text:p text:style-name="P1">3</text:p>
          <text:p text:style-name="P1">|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5cm" svg:height="1.75cm" svg:x="7.5cm" svg:y="6cm">
          <text:p text:style-name="P1">1</text:p>
          <text:p text:style-name="P1">|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75cm" svg:height="1.75cm" svg:x="7.5cm" svg:y="9.5cm">
          <text:p text:style-name="P1">2</text:p>
          <text:p text:style-name="P1">|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25cm" svg:y1="10.375cm" svg:x2="11.756cm" svg:y2="9.244cm" draw:start-shape="id1" draw:start-glue-point="10" draw:end-shape="id2" draw:end-glue-point="7" svg:d="M9250 10375l2506-1131" svg:viewBox="0 0 2507 1132">
          <text:p/>
        </draw:connector>
        <draw:connector draw:style-name="gr3" draw:text-style-name="P2" draw:layer="layout" draw:type="line" svg:x1="9.25cm" svg:y1="6.875cm" svg:x2="11.756cm" svg:y2="8.006cm" draw:start-shape="id3" draw:start-glue-point="10" draw:end-shape="id2" draw:end-glue-point="5" svg:d="M9250 6875l2506 1131" svg:viewBox="0 0 2507 1132">
          <text:p/>
        </draw:connector>
        <draw:custom-shape draw:style-name="gr1" draw:text-style-name="P1" xml:id="id6" draw:id="id6" draw:layer="layout" svg:width="1.75cm" svg:height="1.75cm" svg:x="7.75cm" svg:y="13.75cm">
          <text:p text:style-name="P1">3</text:p>
          <text:p text:style-name="P1">|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5cm" svg:height="1.75cm" svg:x="1.25cm" svg:y="11.25cm">
          <text:p text:style-name="P1">1</text:p>
          <text:p text:style-name="P1">|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5cm" svg:height="1.75cm" svg:x="1.5cm" svg:y="16.25cm">
          <text:p text:style-name="P1">2</text:p>
          <text:p text:style-name="P1">|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5cm" svg:height="1.75cm" svg:x="5cm" svg:y="12.5cm">
          <text:p text:style-name="P1">D</text:p>
          <text:p text:style-name="P1">&amp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3cm" svg:y1="12.125cm" svg:x2="5.256cm" svg:y2="12.756cm" draw:start-shape="id4" draw:start-glue-point="10" draw:end-shape="id5" draw:end-glue-point="5" svg:d="M3000 12125l2256 631" svg:viewBox="0 0 2257 632">
          <text:p/>
        </draw:connector>
        <draw:connector draw:style-name="gr5" draw:text-style-name="P2" draw:layer="layout" draw:type="line" svg:x1="6.75cm" svg:y1="13.375cm" svg:x2="8.006cm" svg:y2="14.006cm" draw:start-shape="id5" draw:start-glue-point="10" draw:end-shape="id6" draw:end-glue-point="5" svg:d="M6750 13375l1256 631" svg:viewBox="0 0 1257 632">
          <text:p/>
        </draw:connector>
        <draw:custom-shape draw:style-name="gr1" draw:text-style-name="P1" xml:id="id9" draw:id="id9" draw:layer="layout" svg:width="1.75cm" svg:height="1.75cm" svg:x="1.5cm" svg:y="14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5cm" svg:height="1.75cm" svg:x="5cm" svg:y="15.5cm">
          <text:p text:style-name="P1">D</text:p>
          <text:p text:style-name="P1">&amp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3.25cm" svg:y1="17.125cm" svg:x2="5.256cm" svg:y2="16.994cm" draw:start-shape="id7" draw:start-glue-point="10" draw:end-shape="id8" draw:end-glue-point="7" svg:d="M3250 17125l2006-131" svg:viewBox="0 0 2007 132">
          <text:p/>
        </draw:connector>
        <draw:connector draw:style-name="gr7" draw:text-style-name="P2" draw:layer="layout" draw:type="line" svg:x1="6.75cm" svg:y1="16.375cm" svg:x2="8.006cm" svg:y2="15.244cm" draw:start-shape="id8" draw:start-glue-point="10" draw:end-shape="id6" draw:end-glue-point="7" svg:d="M6750 16375l1256-1131" svg:viewBox="0 0 1257 1132">
          <text:p/>
        </draw:connector>
        <draw:connector draw:style-name="gr8" draw:text-style-name="P2" draw:layer="layout" draw:type="line" svg:x1="2.994cm" svg:y1="15.494cm" svg:x2="5.256cm" svg:y2="15.756cm" draw:start-shape="id9" draw:start-glue-point="9" draw:end-shape="id8" draw:end-glue-point="5" svg:d="M2994 15494l2262 262" svg:viewBox="0 0 2263 263">
          <text:p/>
        </draw:connector>
        <draw:connector draw:style-name="gr9" draw:text-style-name="P2" draw:layer="layout" draw:type="line" svg:x1="2.994cm" svg:y1="14.256cm" svg:x2="5cm" svg:y2="13.375cm" draw:start-shape="id9" draw:start-glue-point="11" draw:end-shape="id5" draw:end-glue-point="6" svg:d="M2994 14256l2006-881" svg:viewBox="0 0 2007 882">
          <text:p/>
        </draw:connector>
        <draw:custom-shape draw:style-name="gr1" draw:text-style-name="P1" xml:id="id14" draw:id="id14" draw:layer="layout" svg:width="1.75cm" svg:height="1.75cm" svg:x="17.75cm" svg:y="16.25cm">
          <text:p text:style-name="P1">3</text:p>
          <text:p text:style-name="P1">|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75cm" svg:height="1.75cm" svg:x="10.5cm" svg:y="14.25cm">
          <text:p text:style-name="P1">1</text:p>
          <text:p text:style-name="P1">|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1.75cm" svg:height="1.75cm" svg:x="10.75cm" svg:y="18.5cm">
          <text:p text:style-name="P1">2</text:p>
          <text:p text:style-name="P1">|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1.994cm" svg:y1="15.744cm" svg:x2="13.006cm" svg:y2="16.506cm" draw:start-shape="id10" draw:start-glue-point="9" draw:end-shape="id11" draw:end-glue-point="5" svg:d="M11994 15744l1012 762" svg:viewBox="0 0 1013 763">
          <text:p/>
        </draw:connector>
        <draw:custom-shape draw:style-name="gr1" draw:text-style-name="P1" xml:id="id15" draw:id="id15" draw:layer="layout" svg:width="1.75cm" svg:height="1.75cm" svg:x="15.25cm" svg:y="19.5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5cm" svg:height="1.75cm" svg:x="15.25cm" svg:y="16.25cm">
          <text:p text:style-name="P1">D</text:p>
          <text:p text:style-name="P1">&amp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12.244cm" svg:y1="18.756cm" svg:x2="13.006cm" svg:y2="17.744cm" draw:start-shape="id12" draw:start-glue-point="11" draw:end-shape="id11" draw:end-glue-point="7" svg:d="M12244 18756l762-1012" svg:viewBox="0 0 763 1013">
          <text:p/>
        </draw:connector>
        <draw:connector draw:style-name="gr7" draw:text-style-name="P2" draw:layer="layout" draw:type="line" svg:x1="17cm" svg:y1="17.125cm" svg:x2="17.75cm" svg:y2="17.125cm" draw:start-shape="id13" draw:start-glue-point="10" draw:end-shape="id14" draw:end-glue-point="6" svg:d="M17000 17125h750" svg:viewBox="0 0 751 1">
          <text:p/>
        </draw:connector>
        <draw:custom-shape draw:style-name="gr1" draw:text-style-name="P1" xml:id="id11" draw:id="id11" draw:layer="layout" svg:width="1.75cm" svg:height="1.75cm" svg:x="12.75cm" svg:y="16.25cm">
          <text:p text:style-name="P1">D</text:p>
          <text:p text:style-name="P1">|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" svg:x1="14.5cm" svg:y1="17.125cm" svg:x2="15.25cm" svg:y2="17.125cm" draw:start-shape="id11" draw:start-glue-point="10" draw:end-shape="id13" draw:end-glue-point="6" svg:d="M14500 17125h750" svg:viewBox="0 0 751 1">
          <text:p/>
        </draw:connector>
        <draw:connector draw:style-name="gr11" draw:text-style-name="P2" draw:layer="layout" draw:type="line" svg:x1="16.125cm" svg:y1="19.5cm" svg:x2="16.125cm" svg:y2="18cm" draw:start-shape="id15" draw:start-glue-point="4" draw:end-shape="id13" draw:end-glue-point="8" svg:d="M16125 19500v-1500" svg:viewBox="0 0 1 1501">
          <text:p/>
        </draw:connector>
      </draw:page>
      <draw:page draw:name="page2" draw:style-name="dp1" draw:master-page-name="Default">
        <draw:custom-shape draw:style-name="gr1" draw:text-style-name="P1" xml:id="id17" draw:id="id17" draw:layer="layout" svg:width="1.75cm" svg:height="1.75cm" svg:x="11.5cm" svg:y="7.75cm">
          <text:p text:style-name="P1">3</text:p>
          <text:p text:style-name="P1">&amp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1.75cm" svg:height="1.75cm" svg:x="7cm" svg:y="5.25cm">
          <text:p text:style-name="P1">1</text:p>
          <text:p text:style-name="P1">|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1.75cm" svg:height="1.75cm" svg:x="7.25cm" svg:y="9.5cm">
          <text:p text:style-name="P1">2</text:p>
          <text:p text:style-name="P1">|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cm" svg:y1="10.375cm" svg:x2="11.5cm" svg:y2="8.625cm" draw:start-shape="id16" draw:start-glue-point="10" draw:end-shape="id17" draw:end-glue-point="6" svg:d="M9000 10375l2500-1750" svg:viewBox="0 0 2501 1751">
          <text:p/>
        </draw:connector>
        <draw:connector draw:style-name="gr3" draw:text-style-name="P2" draw:layer="layout" draw:type="line" svg:x1="8.75cm" svg:y1="6.125cm" svg:x2="11.756cm" svg:y2="8.006cm" draw:start-shape="id18" draw:start-glue-point="10" draw:end-shape="id17" draw:end-glue-point="5" svg:d="M8750 6125l3006 1881" svg:viewBox="0 0 3007 1882">
          <text:p/>
        </draw:connector>
        <draw:custom-shape draw:style-name="gr1" draw:text-style-name="P1" draw:layer="layout" svg:width="1.75cm" svg:height="1.75cm" svg:x="11.501cm" svg:y="7.751cm">
          <text:p text:style-name="P1">3</text:p>
          <text:p text:style-name="P1">&amp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1.75cm" svg:height="1.75cm" svg:x="11.5cm" svg:y="15.5cm">
          <text:p text:style-name="P1">3</text:p>
          <text:p text:style-name="P1">&amp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1.75cm" svg:height="1.75cm" svg:x="7.5cm" svg:y="13.75cm">
          <text:p text:style-name="P1">1</text:p>
          <text:p text:style-name="P1">|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1.75cm" svg:height="1.75cm" svg:x="7cm" svg:y="16.25cm">
          <text:p text:style-name="P1">2</text:p>
          <text:p text:style-name="P1">|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8.75cm" svg:y1="17.125cm" svg:x2="11.5cm" svg:y2="16.375cm" draw:start-shape="id19" draw:start-glue-point="10" draw:end-shape="id20" draw:end-glue-point="6" svg:d="M8750 17125l2750-750" svg:viewBox="0 0 2751 751">
          <text:p/>
        </draw:connector>
        <draw:connector draw:style-name="gr3" draw:text-style-name="P2" draw:layer="layout" draw:type="line" svg:x1="9.25cm" svg:y1="14.625cm" svg:x2="11.756cm" svg:y2="15.756cm" draw:start-shape="id21" draw:start-glue-point="10" draw:end-shape="id20" draw:end-glue-point="5" svg:d="M9250 14625l2506 1131" svg:viewBox="0 0 2507 1132">
          <text:p/>
        </draw:connector>
        <draw:custom-shape draw:style-name="gr1" draw:text-style-name="P1" xml:id="id22" draw:id="id22" draw:layer="layout" svg:width="1.75cm" svg:height="1.75cm" svg:x="7.5cm" svg:y="19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" svg:x1="8.994cm" svg:y1="19.256cm" svg:x2="11.756cm" svg:y2="16.994cm" draw:start-shape="id22" draw:start-glue-point="11" draw:end-shape="id20" draw:end-glue-point="7" svg:d="M8994 19256l2762-2262" svg:viewBox="0 0 2763 2263">
          <text:p/>
        </draw:connector>
        <draw:custom-shape draw:style-name="gr1" draw:text-style-name="P1" xml:id="id24" draw:id="id24" draw:layer="layout" svg:width="1.75cm" svg:height="1.75cm" svg:x="11.501cm" svg:y="15.501cm">
          <text:p text:style-name="P1">3</text:p>
          <text:p text:style-name="P1">&amp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" draw:id="id23" draw:layer="layout" svg:width="1.75cm" svg:height="1.75cm" svg:x="7.001cm" svg:y="16.251cm">
          <text:p text:style-name="P1">2</text:p>
          <text:p text:style-name="P1">|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8.751cm" svg:y1="17.126cm" svg:x2="11.501cm" svg:y2="16.376cm" draw:start-shape="id23" draw:start-glue-point="10" draw:end-shape="id24" draw:end-glue-point="6" svg:d="M8751 17126l2750-750" svg:viewBox="0 0 2751 751">
          <text:p/>
        </draw:connector>
        <draw:connector draw:style-name="gr3" draw:text-style-name="P2" draw:layer="layout" draw:type="line" svg:x1="9.251cm" svg:y1="14.626cm" svg:x2="11.757cm" svg:y2="15.757cm" draw:end-shape="id24" draw:end-glue-point="5" svg:d="M9251 14626l2506 1131" svg:viewBox="0 0 2507 1132">
          <text:p/>
        </draw:connector>
        <draw:custom-shape draw:style-name="gr1" draw:text-style-name="P1" xml:id="id25" draw:id="id25" draw:layer="layout" svg:width="1.75cm" svg:height="1.75cm" svg:x="7.501cm" svg:y="19.001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line" svg:x1="8.995cm" svg:y1="19.257cm" svg:x2="11.757cm" svg:y2="16.995cm" draw:start-shape="id25" draw:start-glue-point="11" draw:end-shape="id24" draw:end-glue-point="7" svg:d="M8995 19257l2762-2262" svg:viewBox="0 0 2763 226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04T11:08:04.630284410</meta:creation-date>
    <dc:date>2022-04-04T11:25:38.312722450</dc:date>
    <meta:editing-duration>PT7M13S</meta:editing-duration>
    <meta:editing-cycles>3</meta:editing-cycles>
    <meta:generator>LibreOffice/7.2.6.2$Linux_X86_64 LibreOffice_project/20$Build-2</meta:generator>
    <meta:document-statistic meta:object-count="47"/>
  </office:meta>
</office:document-meta>
</file>